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svg:stroke-opacity="100%" draw:fill-color="#dddddd" draw:opacity="50%" draw:textarea-horizontal-align="justify" draw:textarea-vertical-align="top" draw:auto-grow-height="false" fo:min-height="5.592cm" fo:min-width="20.328cm"/>
    </style:style>
    <style:style style:name="gr2" style:family="graphic" style:parent-style-name="standard">
      <style:graphic-properties svg:stroke-color="#999999" svg:stroke-opacity="100%" draw:fill="solid" draw:fill-color="#dddddd" draw:opacity="50%" draw:textarea-horizontal-align="justify" draw:textarea-vertical-align="middle" draw:auto-grow-height="false" fo:min-height="1.655cm" fo:min-width="12.58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3.9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9.6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3.8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  <style:text-properties fo:color="#808080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dddddd" draw:opacity="50%"/>
      <style:paragraph-properties fo:text-align="end"/>
      <style:text-properties fo:color="#808080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828cm" svg:height="5.842cm" svg:x="1.381cm" svg:y="5.699cm">
          <text:p text:style-name="P1"><text:span text:style-name="T1"/></text:p>
          <text:p text:style-name="P1"><text:span text:style-name="T1">Examin</text:span><text:span text:style-name="T1">er</text:span></text:p>
          <text:p text:style-name="P1"><text:span text:style-name="T1">Decis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081cm" svg:height="1.905cm" svg:x="6.334cm" svg:y="3.159cm">
          <text:p text:style-name="P3"><text:span text:style-name="T1">Ground</text:span></text:p>
          <text:p text:style-name="P3"><text:span text:style-name="T1">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4.488cm" svg:height="1.27cm" svg:x="6.672cm" svg:y="3.54cm">
          <text:p text:style-name="P1">Same</text:p>
          <text:p text:style-name="P1">Sour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10.16cm" svg:height="1.27cm" svg:x="6.667cm" svg:y="1cm">
          <text:p text:style-name="P1">Known/Questioned Compari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" draw:id="id3" draw:layer="layout" svg:width="4.318cm" svg:height="1.27cm" svg:x="12.43cm" svg:y="3.54cm">
          <text:p text:style-name="P1">Different</text:p>
          <text:p text:style-name="P1"><text:s/>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1.747cm" svg:y1="2.27cm" svg:x2="8.916cm" svg:y2="3.54cm" draw:start-shape="id1" draw:start-glue-point="2" draw:end-shape="id2" draw:end-glue-point="0" svg:d="M11747 2270l-2831 1270" svg:viewBox="0 0 2832 1271">
          <text:p/>
        </draw:connector>
        <draw:connector draw:style-name="gr6" draw:text-style-name="P6" draw:layer="layout" draw:type="line" svg:x1="11.747cm" svg:y1="2.27cm" svg:x2="14.589cm" svg:y2="3.54cm" draw:start-shape="id1" draw:start-glue-point="2" draw:end-shape="id3" draw:end-glue-point="0" svg:d="M11747 2270l2842 1270" svg:viewBox="0 0 2843 1271">
          <text:p/>
        </draw:connector>
        <draw:custom-shape draw:style-name="gr7" draw:text-style-name="P5" xml:id="id4" draw:id="id4" draw:layer="layout" svg:width="3.81cm" svg:height="1.27cm" svg:x="2.27cm" svg:y="6.08cm">
          <text:p text:style-name="P1">Identification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3.81cm" svg:height="1.27cm" svg:x="4.54cm" svg:y="7.985cm">
          <text:p text:style-name="P1">Inconclusive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3.81cm" svg:height="1.27cm" svg:x="6.969cm" svg:y="9.909cm">
          <text:p text:style-name="P1">Elimin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8.916cm" svg:y1="4.81cm" svg:x2="4.175cm" svg:y2="6.08cm" draw:start-shape="id2" draw:start-glue-point="2" draw:end-shape="id4" draw:end-glue-point="0" svg:d="M8916 4810l-4741 1270" svg:viewBox="0 0 4742 1271">
          <text:p/>
        </draw:connector>
        <draw:connector draw:style-name="gr6" draw:text-style-name="P6" draw:layer="layout" draw:type="line" svg:x1="8.916cm" svg:y1="4.81cm" svg:x2="8.874cm" svg:y2="9.909cm" draw:start-shape="id2" draw:start-glue-point="2" draw:end-shape="id5" draw:end-glue-point="0" svg:d="M8916 4810l-42 5099" svg:viewBox="0 0 43 5100">
          <text:p/>
        </draw:connector>
        <draw:connector draw:style-name="gr6" draw:text-style-name="P6" draw:layer="layout" draw:type="line" svg:x1="8.916cm" svg:y1="4.81cm" svg:x2="6.445cm" svg:y2="7.985cm" draw:start-shape="id2" draw:start-glue-point="2" draw:end-shape="id6" draw:end-glue-point="0" svg:d="M8916 4810l-2471 3175" svg:viewBox="0 0 2472 3176">
          <text:p/>
        </draw:connector>
        <draw:custom-shape draw:style-name="gr7" draw:text-style-name="P5" xml:id="id7" draw:id="id7" draw:layer="layout" svg:width="3.81cm" svg:height="1.27cm" svg:x="17.51cm" svg:y="6.08cm">
          <text:p text:style-name="P1">Identification</text:p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3.81cm" svg:height="1.27cm" svg:x="15.17cm" svg:y="7.985cm">
          <text:p text:style-name="P1">Inconclusive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81cm" svg:height="1.27cm" svg:x="12.657cm" svg:y="9.909cm">
          <text:p text:style-name="P1">Elimin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589cm" svg:y1="4.81cm" svg:x2="19.415cm" svg:y2="6.08cm" draw:start-shape="id3" draw:start-glue-point="2" draw:end-shape="id7" draw:end-glue-point="0" svg:d="M14589 4810l4826 1270" svg:viewBox="0 0 4827 1271">
          <text:p/>
        </draw:connector>
        <draw:connector draw:style-name="gr6" draw:text-style-name="P6" draw:layer="layout" draw:type="line" svg:x1="14.589cm" svg:y1="4.81cm" svg:x2="14.562cm" svg:y2="9.909cm" draw:start-shape="id3" draw:start-glue-point="2" draw:end-shape="id8" draw:end-glue-point="0" svg:d="M14589 4810l-27 5099" svg:viewBox="0 0 28 5100">
          <text:p/>
        </draw:connector>
        <draw:connector draw:style-name="gr6" draw:text-style-name="P6" draw:layer="layout" draw:type="line" svg:x1="14.589cm" svg:y1="4.81cm" svg:x2="17.075cm" svg:y2="7.985cm" draw:start-shape="id3" draw:start-glue-point="2" draw:end-shape="id9" draw:end-glue-point="0" svg:d="M14589 4810l2486 3175" svg:viewBox="0 0 2487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495cm" fo:page-height="13.3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Vanderplas</meta:initial-creator>
    <meta:creation-date>2020-02-12T12:38:25.367327133</meta:creation-date>
    <dc:date>2020-02-12T13:24:24.720736112</dc:date>
    <dc:creator>Susan Vanderplas</dc:creator>
    <meta:editing-duration>PT5M21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